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11" table:formula="of:=[.R9]" office:value-type="float" office:value="234396" calcext:value-type="float">
            <text:p>234,396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O2]*(1+[.N15])/100/60" office:value-type="float" office:value="17.884" calcext:value-type="float">
            <text:p>17.9</text:p>
          </table:table-cell>
          <table:table-cell table:style-name="ce10" table:formula="of:=1.1%*(1+[.N15])/60" office:value-type="percentage" office:value="0.00241083333333333" calcext:value-type="percentage">
            <text:p>0.24%</text:p>
          </table:table-cell>
          <table:table-cell table:style-name="ce9" table:formula="of:=[.R2]*60" office:value-type="percentage" office:value="0.14465" calcext:value-type="percentage">
            <text:p>14.4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2" table:formula="of:=[.Q10]" office:value-type="percentage" office:value="21.65" calcext:value-type="percentage">
            <text:p>21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200" calcext:value-type="float">
            <text:p>18200</text:p>
          </table:table-cell>
          <table:table-cell office:value-type="string" calcext:value-type="string">
            <text:p>mp/sec</text:p>
          </table:table-cell>
          <table:table-cell table:style-name="ce14" table:formula="of:=[.O3]*[.R3]" office:value-type="float" office:value="33.67" calcext:value-type="float">
            <text:p>33.7</text:p>
          </table:table-cell>
          <table:table-cell table:style-name="ce10" table:formula="of:=[.S3]/60" office:value-type="percentage" office:value="0.00185" calcext:value-type="percentage">
            <text:p>0.19%</text:p>
          </table:table-cell>
          <table:table-cell table:style-name="ce9" table:formula="of:=2%+([.C7]/100/100/2)" office:value-type="percentage" office:value="0.111" calcext:value-type="percentage">
            <text:p>11.1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6102.75" calcext:value-type="float">
            <text:p>6102.8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2" table:formula="of:=[.Q11]" office:value-type="percentage" office:value="16.05" calcext:value-type="percentage">
            <text:p>16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C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O3]*[.R4]" office:value-type="float" office:value="47.047" calcext:value-type="float">
            <text:p>47.0</text:p>
          </table:table-cell>
          <table:table-cell table:style-name="ce10" table:formula="of:=[.S4]/60" office:value-type="percentage" office:value="0.002585" calcext:value-type="percentage">
            <text:p>0.26%</text:p>
          </table:table-cell>
          <table:table-cell table:style-name="ce9" table:formula="of:=1%*(1+3+3%*[.B28])+([.C7]/100/100/2)+1%" office:value-type="percentage" office:value="0.1551" calcext:value-type="percentage">
            <text:p>15.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5" calcext:value-type="float">
            <text:p>425</text:p>
          </table:table-cell>
          <table:table-cell table:style-name="ce5" table:formula="of:=[.B5]*(1+[.W15])" office:value-type="float" office:value="2507.5" calcext:value-type="float">
            <text:p>2507.5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2" table:formula="of:=[.Q12]" office:value-type="percentage" office:value="5.2" calcext:value-type="percentage">
            <text:p>52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65" calcext:value-type="float">
            <text:p>765</text:p>
          </table:table-cell>
          <table:table-cell table:style-name="ce5" table:formula="of:=[.B6]*(1+[.Z15])" office:value-type="float" office:value="9065.25" calcext:value-type="float">
            <text:p>9065.3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2" table:formula="of:=[.Q15]" office:value-type="percentage" office:value="13.545" calcext:value-type="percentage">
            <text:p>1354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*2" office:value-type="float" office:value="1820" calcext:value-type="float">
            <text:p>182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0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number-columns-repeated="2"/>
          <table:table-cell table:formula="of:=[.$O$2]/(1/(1+[.$K$15]))/(1/(1+[.$AO$15]))" office:value-type="float" office:value="1099702.8" calcext:value-type="float">
            <text:p>1099702.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336868.45" calcext:value-type="float">
            <text:p>2336868.45</text:p>
          </table:table-cell>
          <table:table-cell table:style-name="ce6" table:formula="of:=([.O11]+[.O12])/2" office:value-type="float" office:value="234396" calcext:value-type="float">
            <text:p>234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O$2]/(1/(1+[.$K$15]))/(1/(1+[.$AF$15]))/(1/(1+[.$AO$15]))" office:value-type="float" office:value="3574034.1" calcext:value-type="float">
            <text:p>3574034.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1.65" calcext:value-type="percentage">
            <text:p>216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K$15]+[.$AO$15])" office:value-type="percentage" office:value="0.963768115942029" calcext:value-type="percentage">
            <text:p>96.4%</text:p>
          </table:table-cell>
          <table:table-cell table:formula="of:=1/(1-[.M11])" office:value-type="float" office:value="27.6" calcext:value-type="float">
            <text:p>27.6</text:p>
          </table:table-cell>
          <table:table-cell table:formula="of:=[.$O$2]/(1/(1+[.$K$15]+[.$AO$15]))" office:value-type="float" office:value="225216" calcext:value-type="float">
            <text:p>22521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6.05" calcext:value-type="percentage">
            <text:p>1605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M-Add</text:p>
          </table:table-cell>
          <table:table-cell table:style-name="ce19" table:formula="of:=1-1/(1+[.$K$15]+[.$AF$15]+[.$AO$15])" office:value-type="percentage" office:value="0.966499162479062" calcext:value-type="percentage">
            <text:p>96.6%</text:p>
          </table:table-cell>
          <table:table-cell table:formula="of:=1/(1-[.M12])" office:value-type="float" office:value="29.85" calcext:value-type="float">
            <text:p>29.85</text:p>
          </table:table-cell>
          <table:table-cell table:formula="of:=[.$O$2]/(1/(1+[.$K$15]+[.$AF$15]+[.$AO$15]))" office:value-type="float" office:value="243576" calcext:value-type="float">
            <text:p>24357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5.2" calcext:value-type="percentage">
            <text:p>520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BAL</text:p>
          </table:table-cell>
          <table:table-cell table:style-name="ce19" table:formula="of:=([.M11]+[.M12])/2" office:value-type="percentage" office:value="0.965133639210545" calcext:value-type="percentage">
            <text:p>96.5%</text:p>
          </table:table-cell>
          <table:table-cell table:style-name="ce14" table:formula="of:=([.N11]+[.N12])/2" office:value-type="float" office:value="28.725" calcext:value-type="float">
            <text:p>28.7</text:p>
          </table:table-cell>
          <table:table-cell/>
          <table:table-cell table:style-name="ce6" table:number-columns-repeated="2"/>
          <table:table-cell table:number-columns-repeated="22"/>
          <table:table-cell table:style-name="ce9" table:formula="of:=([.AM19]+[.AN19]*[.$B19])" office:value-type="percentage" office:value="0.55" calcext:value-type="percentage">
            <text:p>55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18:.K57])" office:value-type="percentage" office:value="21.65" calcext:value-type="percentage">
            <text:p>21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18:.N57])" office:value-type="percentage" office:value="12.15" calcext:value-type="percentage">
            <text:p>12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18:.Q57])" office:value-type="percentage" office:value="13.545" calcext:value-type="percentage">
            <text:p>135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18:.T57])" office:value-type="percentage" office:value="10.85" calcext:value-type="percentage">
            <text:p>108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18:.W57])" office:value-type="percentage" office:value="4.9" calcext:value-type="percentage">
            <text:p>490.00%</text:p>
          </table:table-cell>
          <table:table-cell table:style-name="ce10" table:number-columns-repeated="2"/>
          <table:table-cell table:style-name="ce10" table:formula="of:=SUM([.Z18:.Z57])" office:value-type="percentage" office:value="10.85" calcext:value-type="percentage">
            <text:p>10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18:.AC57])" office:value-type="percentage" office:value="16.05" calcext:value-type="percentage">
            <text:p>16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18:.AI57])" office:value-type="percentage" office:value="5.2" calcext:value-type="percentage">
            <text:p>52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18:.AO57])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9" table:formula="of:=([.I18]+[.J18]*[.$B18])" office:value-type="percentage" office:value="0.85" calcext:value-type="percentage">
            <text:p>85.00%</text:p>
          </table:table-cell>
          <table:table-cell table:style-name="ce9" table:formula="of:=[.K18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18]+[.J18]*[.$B18])*[.$F18]" office:value-type="percentage" office:value="5.95" calcext:value-type="percentage">
            <text:p>595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18]+[.S18]*[.$B18])*[.$F18]" office:value-type="percentage" office:value="5.95" calcext:value-type="percentage">
            <text:p>595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18]+[.Y18]*[.$B18])*[.$F18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18]+[.AB18]*[.$B18])*[.$F18]" office:value-type="percentage" office:value="5.95" calcext:value-type="percentage">
            <text:p>59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9" table:formula="of:=([.L19]+[.M19]*[.$B19])" office:value-type="percentage" office:value="1.35" calcext:value-type="percentage">
            <text:p>135.00%</text:p>
          </table:table-cell>
          <table:table-cell table:style-name="ce9" table:formula="of:=[.N19]" office:value-type="percentage" office:value="12.15" calcext:value-type="percentage">
            <text:p>1215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19]+[.M19]*[.$B19])*[.$F19]" office:value-type="percentage" office:value="12.15" calcext:value-type="percentage">
            <text:p>1215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19]+[.AN19]*[.$B19])*[.$F19]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O20]+[.P20]*[.$B20])" office:value-type="percentage" office:value="1.1" calcext:value-type="percentage">
            <text:p>110.00%</text:p>
          </table:table-cell>
          <table:table-cell table:style-name="ce9" table:formula="of:=[.Q20]" office:value-type="percentage" office:value="7.7" calcext:value-type="percentage">
            <text:p>77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0]+[.P20]*[.$B20])*[.$F20]" office:value-type="percentage" office:value="7.7" calcext:value-type="percentage">
            <text:p>770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9" table:formula="of:=([.I22]+[.J22]*[.$B22])" office:value-type="percentage" office:value="0.7" calcext:value-type="percentage">
            <text:p>70.00%</text:p>
          </table:table-cell>
          <table:table-cell table:style-name="ce9" table:formula="of:=[.K22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2]+[.J22]*[.$B22])*[.$F22]" office:value-type="percentage" office:value="4.9" calcext:value-type="percentage">
            <text:p>49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2]+[.S22]*[.$B22])*[.$F22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2]+[.V22]*[.$B22])*[.$F22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2]+[.Y22]*[.$B22])*[.$F22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2]+[.AB22]*[.$B22])*[.$F22]" office:value-type="percentage" office:value="4.9" calcext:value-type="percentage">
            <text:p>49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9" table:formula="of:=([.I23]+[.J23]*[.$B23])" office:value-type="percentage" office:value="1.35" calcext:value-type="percentage">
            <text:p>135.00%</text:p>
          </table:table-cell>
          <table:table-cell table:style-name="ce9" table:formula="of:=[.K23]" office:value-type="percentage" office:value="10.8" calcext:value-type="percentage">
            <text:p>108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3]+[.J23]*[.$B23])*[.$F23]" office:value-type="percentage" office:value="10.8" calcext:value-type="percentage">
            <text:p>108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9" table:formula="of:=([.AA24]+[.AB24]*[.$B24])" office:value-type="percentage" office:value="0.65" calcext:value-type="percentage">
            <text:p>65.00%</text:p>
          </table:table-cell>
          <table:table-cell table:style-name="ce9" table:formula="of:=[.AC24]" office:value-type="percentage" office:value="5.2" calcext:value-type="percentage">
            <text:p>520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4]+[.AB24]*[.$B24])*[.$F24]" office:value-type="percentage" office:value="5.2" calcext:value-type="percentage">
            <text:p>520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24]+[.AH24]*[.$B24])*[.$F24]" office:value-type="percentage" office:value="5.2" calcext:value-type="percentage">
            <text:p>52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9" table:formula="of:=([.AJ25]+[.AK25]*[.$B25])" office:value-type="percentage" office:value="0.585" calcext:value-type="percentage">
            <text:p>58.50%</text:p>
          </table:table-cell>
          <table:table-cell table:style-name="ce9" table:formula="of:=[.AL25]" office:value-type="percentage" office:value="4.68" calcext:value-type="percentage">
            <text:p>46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25]+[.AK25]*[.$B25])*[.$F25]" office:value-type="percentage" office:value="4.68" calcext:value-type="percentage">
            <text:p>46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9" table:formula="of:=([.O26]+[.P26]*[.$B26])" office:value-type="percentage" office:value="0.835" calcext:value-type="percentage">
            <text:p>83.50%</text:p>
          </table:table-cell>
          <table:table-cell table:style-name="ce9" table:formula="of:=[.Q26]" office:value-type="percentage" office:value="5.845" calcext:value-type="percentage">
            <text:p>584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6]+[.P26]*[.$B26])*[.$F26]" office:value-type="percentage" office:value="5.845" calcext:value-type="percentage">
            <text:p>584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style-name="ce9" table:formula="of:=300%+[.B28]*3%" office:value-type="percentage" office:value="4.41" calcext:value-type="percentage">
            <text:p>441.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B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B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B4]; &quot; [&quot;;ROUND([.C4];1);&quot;]&quot;)" office:value-type="string" office:string-value="Str: 515 [6102.8]" calcext:value-type="string">
            <text:p>Str: 515 [6102.8]</text:p>
          </table:table-cell>
          <table:table-cell table:number-columns-repeated="1023"/>
        </table:table-row>
        <table:table-row table:style-name="ro1">
          <table:table-cell table:formula="of:=COM.MICROSOFT.CONCAT(&quot;Dex: &quot;; [.B5]; &quot; [&quot;;ROUND([.C5];1);&quot;]&quot;)" office:value-type="string" office:string-value="Dex: 425 [2507.5]" calcext:value-type="string">
            <text:p>Dex: 425 [2507.5]</text:p>
          </table:table-cell>
          <table:table-cell table:number-columns-repeated="1023"/>
        </table:table-row>
        <table:table-row table:style-name="ro1">
          <table:table-cell table:formula="of:=COM.MICROSOFT.CONCAT(&quot;Int: &quot;; [.B6]; &quot; [&quot;;ROUND([.C6];1);&quot;]&quot;)" office:value-type="string" office:string-value="Int: 765 [9065.3]" calcext:value-type="string">
            <text:p>Int: 765 [9065.3]</text:p>
          </table:table-cell>
          <table:table-cell table:number-columns-repeated="1023"/>
        </table:table-row>
        <table:table-row table:style-name="ro1">
          <table:table-cell table:formula="of:=COM.MICROSOFT.CONCAT(&quot;Wis: &quot;; [.B7])" office:value-type="string" office:string-value="Wis: 910" calcext:value-type="string">
            <text:p>Wis: 9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F3]*100;&quot;#,##0.0&quot;); &quot;%&quot;)" office:value-type="string" office:string-value="Resilience: 2,165.0%" calcext:value-type="string">
            <text:p>Resilience: 2,165.0%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table:formula="of:=COM.MICROSOFT.CONCAT(&quot;Speed+:     &quot;;TEXT([.F4]*100;&quot;#,##0.0&quot;); &quot;%&quot;)" office:value-type="string" office:string-value="Speed+:     1,605.0%" calcext:value-type="string">
            <text:p>Speed+: <text:s text:c="4"/>1,60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Reflexes+:    &quot;;TEXT([.F5]*100;&quot;#,##0.0&quot;); &quot;%&quot;)" office:value-type="string" office:string-value="Reflexes+:    520.0%" calcext:value-type="string">
            <text:p>Reflexes+: <text:s text:c="3"/>520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Damage+:    &quot;;TEXT([.F6]*100;&quot;#,##0.0&quot;); &quot;%&quot;)" office:value-type="string" office:string-value="Damage+:    1,354.5%" calcext:value-type="string">
            <text:p>Damage+: <text:s text:c="3"/>1,354.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O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O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O3];&quot;#,##0&quot;))" office:value-type="string" office:string-value="Mana    : 18,200" calcext:value-type="string">
            <text:p>Mana <text:s text:c="3"/>: 18,2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&quot;; TEXT([.R2]*100;&quot;#,##0.00&quot;); &quot; [&quot;; TEXT([.Q2];&quot;#,##0.0&quot;); &quot;]&quot;)" office:value-type="string" office:string-value="hp/sec: 0.24 [17.9]" calcext:value-type="string">
            <text:p>hp/sec: 0.24 [17.9]</text:p>
          </table:table-cell>
          <table:table-cell table:number-columns-repeated="1023"/>
        </table:table-row>
        <table:table-row table:style-name="ro1">
          <table:table-cell table:formula="of:=COM.MICROSOFT.CONCAT(&quot;mp/sec: &quot;; TEXT([.R3]*100;&quot;#,##0.00&quot;); &quot; [&quot;; TEXT([.Q3];&quot;#,##0.0&quot;); &quot;]&quot;)" office:value-type="string" office:string-value="mp/sec: 0.19 [33.7]" calcext:value-type="string">
            <text:p>mp/sec: 0.19 [33.7]</text:p>
          </table:table-cell>
          <table:table-cell table:number-columns-repeated="1023"/>
        </table:table-row>
        <table:table-row table:style-name="ro1">
          <table:table-cell table:formula="of:=COM.MICROSOFT.CONCAT(&quot;w/Med:  &quot;; TEXT([.R4]*100;&quot;#,##0.00&quot;); &quot; [&quot;; TEXT([.Q4];&quot;#,##0.0&quot;); &quot;]&quot;)" office:value-type="string" office:string-value="w/Med:  0.26 [47.0]" calcext:value-type="string">
            <text:p>w/Med: <text:s/>0.26 [47.0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M13]*100;&quot;#,##0.0&quot;); &quot;% [hp x &quot;;TEXT([.N13];&quot;#,##0.0&quot;); &quot;]&quot;)" office:value-type="string" office:string-value="Mitigation:  96.5% [hp x 28.7]" calcext:value-type="string">
            <text:p>Mitigation: <text:s/>96.5% [hp x 28.7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F2];&quot;#,##0.0&quot;))" office:value-type="string" office:string-value="Additive EH: 234,396.0" calcext:value-type="string">
            <text:p>Additive EH: 234,396.0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0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6T19:31:05.509000000</dc:date>
    <meta:generator>LibreOffice/7.0.5.2$Windows_X86_64 LibreOffice_project/64390860c6cd0aca4beafafcfd84613dd9dfb63a</meta:generator>
    <meta:editing-duration>PT4H32M7S</meta:editing-duration>
    <meta:editing-cycles>42</meta:editing-cycles>
    <meta:document-statistic meta:table-count="1" meta:cell-count="282" meta:object-count="0"/>
    <meta:user-defined meta:name="AppVersion">16.0300</meta:user-defined>
  </office:meta>
</office:document-meta>
</file>